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sImpl.setLocalName( int index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sImpl.getIndex( String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ibutesImpl.getType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sImpl.bad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ributesImpl.getValue( String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ibutesImpl.getValue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sImpl.getQName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sImpl.setValue( int index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sImpl.addAttribute( String uri , String localName , String qName , String typ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ibutesImpl.setAttributes( Attributes at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ttributesImpl.setAttribute( int index , String uri , String localName , String qName , String typ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tributesImpl.getLocalName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sImpl.setType( int index , String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sImpl.Attributes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Impl.AttributesImpl(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Impl.ensureCapacity( int 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ttributesImpl.getURI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sImpl.setURI( int index ,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sImpl.removeAttribute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ttributesImpl.cle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sImpl.getType( String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ibutesImpl.getValue( String uri , String loc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ibutesImpl.setQName( int index , String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s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Impl.getType( String uri , String loc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ibutesImpl.getIndex( String uri , String loc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